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f7b7" officeooo:paragraph-rsid="001ff7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 'rails_helper'</text:p>
      <text:p text:style-name="P1"/>
      <text:p text:style-name="P1">RSpec.describe Installer, :updated, type: :model do</text:p>
      <text:p text:style-name="P1"><text:s text:c="2"/>it { is_expected.to_not validate_presence_of(:email) }</text:p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3:19:04.529336400</meta:creation-date>
    <dc:date>2018-04-24T13:19:22.370675758</dc:date>
    <meta:editing-duration>PT20S</meta:editing-duration>
    <meta:editing-cycles>1</meta:editing-cycles>
    <meta:document-statistic meta:table-count="0" meta:image-count="0" meta:object-count="0" meta:page-count="1" meta:paragraph-count="4" meta:word-count="14" meta:character-count="132" meta:non-whitespace-character-count="120"/>
    <meta:generator>LibreOffice/5.1.6.2$Linux_X86_64 LibreOffice_project/10m0$Build-2</meta:generator>
  </office:meta>
</office:document-meta>
</file>